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 table:number-columns-repeated="2" office:value-type="float" office:value="0.99783" calcext:value-type="float">
            <text:p>0.99783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498915" calcext:value-type="float">
            <text:p>0.498915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33261" calcext:value-type="float">
            <text:p>0.33261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249458" calcext:value-type="float">
            <text:p>0.249458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199566" calcext:value-type="float">
            <text:p>0.199566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166305" calcext:value-type="float">
            <text:p>0.166305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142547" calcext:value-type="float">
            <text:p>0.142547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124729" calcext:value-type="float">
            <text:p>0.124729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11087" calcext:value-type="float">
            <text:p>0.11087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99783" calcext:value-type="float">
            <text:p>0.099783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907118" calcext:value-type="float">
            <text:p>0.0907118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831525" calcext:value-type="float">
            <text:p>0.0831525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767562" calcext:value-type="float">
            <text:p>0.0767562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712736" calcext:value-type="float">
            <text:p>0.0712736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66522" calcext:value-type="float">
            <text:p>0.066522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623644" calcext:value-type="float">
            <text:p>0.0623644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586959" calcext:value-type="float">
            <text:p>0.0586959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55435" calcext:value-type="float">
            <text:p>0.055435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525174" calcext:value-type="float">
            <text:p>0.0525174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498915" calcext:value-type="float">
            <text:p>0.0498915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475157" calcext:value-type="float">
            <text:p>0.0475157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453559" calcext:value-type="float">
            <text:p>0.0453559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433839" calcext:value-type="float">
            <text:p>0.0433839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415763" calcext:value-type="float">
            <text:p>0.0415763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399132" calcext:value-type="float">
            <text:p>0.0399132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383781" calcext:value-type="float">
            <text:p>0.0383781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369567" calcext:value-type="float">
            <text:p>0.0369567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356368" calcext:value-type="float">
            <text:p>0.0356368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344079" calcext:value-type="float">
            <text:p>0.0344079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33261" calcext:value-type="float">
            <text:p>0.033261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321881" calcext:value-type="float">
            <text:p>0.0321881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311822" calcext:value-type="float">
            <text:p>0.0311822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302373" calcext:value-type="float">
            <text:p>0.0302373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293479" calcext:value-type="float">
            <text:p>0.0293479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285094" calcext:value-type="float">
            <text:p>0.0285094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277175" calcext:value-type="float">
            <text:p>0.0277175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269684" calcext:value-type="float">
            <text:p>0.0269684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262587" calcext:value-type="float">
            <text:p>0.0262587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255854" calcext:value-type="float">
            <text:p>0.0255854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249458" calcext:value-type="float">
            <text:p>0.0249458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243373" calcext:value-type="float">
            <text:p>0.0243373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237579" calcext:value-type="float">
            <text:p>0.0237579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232054" calcext:value-type="float">
            <text:p>0.0232054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22678" calcext:value-type="float">
            <text:p>0.022678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22174" calcext:value-type="float">
            <text:p>0.022174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21692" calcext:value-type="float">
            <text:p>0.021692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212304" calcext:value-type="float">
            <text:p>0.0212304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207881" calcext:value-type="float">
            <text:p>0.0207881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203639" calcext:value-type="float">
            <text:p>0.0203639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99566" calcext:value-type="float">
            <text:p>0.0199566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95653" calcext:value-type="float">
            <text:p>0.0195653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9189" calcext:value-type="float">
            <text:p>0.019189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8827" calcext:value-type="float">
            <text:p>0.018827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84783" calcext:value-type="float">
            <text:p>0.0184783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81424" calcext:value-type="float">
            <text:p>0.0181424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78184" calcext:value-type="float">
            <text:p>0.0178184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75058" calcext:value-type="float">
            <text:p>0.0175058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7204" calcext:value-type="float">
            <text:p>0.017204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69124" calcext:value-type="float">
            <text:p>0.0169124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66305" calcext:value-type="float">
            <text:p>0.0166305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63579" calcext:value-type="float">
            <text:p>0.0163579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6094" calcext:value-type="float">
            <text:p>0.016094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58386" calcext:value-type="float">
            <text:p>0.0158386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55911" calcext:value-type="float">
            <text:p>0.0155911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53512" calcext:value-type="float">
            <text:p>0.0153512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51186" calcext:value-type="float">
            <text:p>0.0151186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4893" calcext:value-type="float">
            <text:p>0.014893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4674" calcext:value-type="float">
            <text:p>0.014674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44613" calcext:value-type="float">
            <text:p>0.0144613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42547" calcext:value-type="float">
            <text:p>0.0142547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40539" calcext:value-type="float">
            <text:p>0.0140539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38588" calcext:value-type="float">
            <text:p>0.0138588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36689" calcext:value-type="float">
            <text:p>0.0136689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34842" calcext:value-type="float">
            <text:p>0.0134842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33044" calcext:value-type="float">
            <text:p>0.0133044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31293" calcext:value-type="float">
            <text:p>0.0131293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29588" calcext:value-type="float">
            <text:p>0.0129588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27927" calcext:value-type="float">
            <text:p>0.0127927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26308" calcext:value-type="float">
            <text:p>0.0126308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24729" calcext:value-type="float">
            <text:p>0.0124729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23189" calcext:value-type="float">
            <text:p>0.0123189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21687" calcext:value-type="float">
            <text:p>0.0121687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20221" calcext:value-type="float">
            <text:p>0.0120221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18789" calcext:value-type="float">
            <text:p>0.0118789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17392" calcext:value-type="float">
            <text:p>0.0117392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16027" calcext:value-type="float">
            <text:p>0.0116027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14693" calcext:value-type="float">
            <text:p>0.0114693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1339" calcext:value-type="float">
            <text:p>0.011339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12116" calcext:value-type="float">
            <text:p>0.0112116</text:p>
          </table:table-cell>
        </table:table-row>
        <table:table-row table:style-name="ro1">
          <table:table-cell office:value-type="float" office:value="0.99783" calcext:value-type="float">
            <text:p>0.99783</text:p>
          </table:table-cell>
          <table:table-cell office:value-type="float" office:value="0.011087" calcext:value-type="float">
            <text:p>0.0110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08:41:07.652181295</meta:creation-date>
    <dc:date>2019-04-20T08:42:47.207069557</dc:date>
    <meta:editing-duration>PT1M40S</meta:editing-duration>
    <meta:editing-cycles>1</meta:editing-cycles>
    <meta:document-statistic meta:table-count="1" meta:cell-count="182" meta:object-count="0"/>
    <meta:generator>LibreOffice/6.0.7.3$Linux_X86_64 LibreOffice_project/00m0$Build-3</meta:generator>
  </office:meta>
</office:document-meta>
</file>